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 Sans" svg:font-family="'Open Sans', sans-serif"/>
  </office:font-face-decls>
  <office:automatic-styles>
    <style:style style:name="P1" style:family="paragraph" style:parent-style-name="Text_20_body">
      <style:paragraph-properties fo:margin-left="0in" fo:margin-right="0in" fo:margin-top="0in" fo:margin-bottom="0.1043in" style:contextual-spacing="false" fo:orphans="2" fo:widows="2" fo:text-indent="0in" style:auto-text-indent="false"/>
    </style:style>
    <style:style style:name="P2" style:family="paragraph" style:parent-style-name="Text_20_body">
      <style:paragraph-properties fo:margin-left="0in" fo:margin-right="0in" fo:margin-top="0in" fo:margin-bottom="0.1043in" style:contextual-spacing="false" fo:orphans="2" fo:widows="2" fo:text-indent="0in" style:auto-text-indent="false"/>
      <style:text-properties officeooo:rsid="001e609e" officeooo:paragraph-rsid="001e609e"/>
    </style:style>
    <style:style style:name="T1" style:family="text">
      <style:text-properties fo:font-style="normal" officeooo:rsid="001e609e" style:font-style-asian="normal" style:font-style-complex="normal"/>
    </style:style>
    <style:style style:name="T2" style:family="text">
      <style:text-properties fo:font-style="italic" officeooo:rsid="001e609e" style:font-style-asian="italic" style:font-style-complex="italic"/>
    </style:style>
    <style:style style:name="T3" style:family="text">
      <style:text-properties fo:font-variant="normal" fo:text-transform="none" fo:color="#212121" loext:opacity="100%" style:font-name="Open Sans" fo:font-size="10.5pt" fo:letter-spacing="normal" fo:font-style="normal" fo:font-weight="bold" style:font-weight-asian="bold" style:font-weight-complex="bold"/>
    </style:style>
    <style:style style:name="T4" style:family="text">
      <style:text-properties fo:font-variant="normal" fo:text-transform="none" fo:color="#212121" loext:opacity="100%" style:font-name="Open Sans" fo:font-size="10.5pt" fo:letter-spacing="normal" fo:font-style="normal" fo:font-weight="bold" officeooo:rsid="001e609e" style:font-style-asian="normal" style:font-weight-asian="bold" style:font-style-complex="normal" style:font-weight-complex="bold"/>
    </style:style>
    <style:style style:name="T5" style:family="text">
      <style:text-properties fo:font-variant="normal" fo:text-transform="none" fo:color="#212121" loext:opacity="100%" style:font-name="Open Sans" fo:font-size="10.5pt" fo:letter-spacing="normal" fo:font-style="italic" fo:font-weight="bold" style:font-weight-asian="bold" style:font-weight-complex="bold"/>
    </style:style>
    <style:style style:name="T6" style:family="text">
      <style:text-properties fo:font-variant="normal" fo:text-transform="none" fo:color="#212121" loext:opacity="100%" style:font-name="Open Sans" fo:font-size="10.5pt" fo:letter-spacing="normal" fo:font-style="italic" fo:font-weight="bold" officeooo:rsid="001e609e" style:font-weight-asian="bold" style:font-weight-complex="bold"/>
    </style:style>
    <style:style style:name="T7" style:family="text">
      <style:text-properties officeooo:rsid="001e609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1)  Using your own words, describe </text:span><text:span text:style-name="Emphasis"><text:span text:style-name="T5">samaj</text:span></text:span><text:span text:style-name="T3"> as Parish says Newars experience it. Does this overlap with any experience of your own? Compare the way that you conceive of and experience society to the picture given here.</text:span><text:line-break/><text:tab/><text:span text:style-name="T7">Extremely! I actually grew up in the Saurashtra Patel Cultural Samaj in Washington D.C., which was a cultural ‘society’ that would celebrate Gujarati festivals, pujas, and events together. This cultural enclave kept me connected to my heritage even though we weren’t in our homeland. While the way that I experienced </text:span><text:span text:style-name="T2">samaj</text:span><text:span text:style-name="T1"> cannot hold a flame to the collectivist society that the Newars live through, it still allowed me to be close to the culture that my family originated from. That type of generational spirit has so much potential to be lost over the years and it is a dedicated effort that fosters the continuation of this culture.</text:span></text:p>
      <text:p text:style-name="P1"><text:span text:style-name="T4">2)  In this chapter, Parish proposes that Newars in Bhaktapur experience/understand </text:span><text:span text:style-name="Emphasis"><text:span text:style-name="T6">dharma</text:span></text:span><text:span text:style-name="T4"> in a way that is simultaneously religious, ethical and social.  Explain the meaning of dharma as Newars understand it according to Parish, but in your own words (include quotes and page numbers if you find it helpful but the key here is to express the idea in your words too).</text:span><text:line-break/><text:tab/><text:span text:style-name="T7">Dharma is a foundational concept in Hinduism is often translated as a moral code or the idea of righteousness; but the idea extends far beyond that. With respect to the Newars we can investigate three different lenses in which they might understand dharma:</text:span></text:p>
      <text:p text:style-name="P1"/>
      <text:p text:style-name="P2"><text:tab/>1. Religion</text:p>
      <text:p text:style-name="P2">In Hinduism, dharma will refer to what is owed by a Hindu to their society. This means to participate in ritual, prayer, and festivities that have been handed down generations. Dharma here represents this duty to maintaining generational values</text:p>
      <text:p text:style-name="P2"><text:tab/>2. Ethics</text:p>
      <text:p text:style-name="P2">Dharma can also dictate the ethical conduct of the individual. This is not limited to religious values, but extends to personal behavior, interactions with others, and moral choices. Upholding ethical dharma could mean being truthful, passivity, purity, and other core Hindu virtues that are guided by one’s consciousness and empathy for the fellow being.</text:p>
      <text:p text:style-name="P2"><text:tab/>3. Society</text:p>
      <text:p text:style-name="P2">Finally, in the communal setting of Bhaktapur, dharma would encompass the social responsibilities and roles that individuals play in their families, communities, and society at large. Social dharma means fulfilling one’s role in society, ensuring harmony, and contributing positively to the community that supports you.</text:p>
      <text:p text:style-name="P2">Given the intertwined nature of religion and ethics and the collectivist Hindu society, I’d believe that the Newars in Bhaktapur would experience dharma in many different ways; not only seeing it as solely religious duty, but as a guide to living a righteous life by fulfilling their roles and responsibilities in their commun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 Sans" svg:font-family="'Open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1T14:46:35.348270182</meta:creation-date>
    <dc:date>2023-10-11T17:10:29.721106930</dc:date>
    <meta:editing-duration>PT2H23M54S</meta:editing-duration>
    <meta:editing-cycles>1</meta:editing-cycles>
    <meta:document-statistic meta:table-count="0" meta:image-count="0" meta:object-count="0" meta:page-count="1" meta:paragraph-count="9" meta:word-count="446" meta:character-count="2759" meta:non-whitespace-character-count="2314"/>
    <meta:generator>LibreOffice/7.4.7.2$Linux_X86_64 LibreOffice_project/40$Build-2</meta:generator>
  </office:meta>
</office:document-meta>
</file>